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it" fo:country="IT"/>
    </style:style>
    <style:style style:name="T3" style:parent-style-name="Policepardéfaut" style:family="text">
      <style:text-properties fo:language="it" fo:country="IT"/>
    </style:style>
    <style:style style:name="T4" style:parent-style-name="Policepardéfaut" style:family="text">
      <style:text-properties fo:language="it" fo:country="IT"/>
    </style:style>
    <style:style style:name="T5" style:parent-style-name="Policepardéfaut" style:family="text">
      <style:text-properties fo:language="it" fo:country="IT"/>
    </style:style>
  </office:automatic-styles>
  <office:body>
    <office:text text:use-soft-page-breaks="true">
      <text:p text:style-name="P1"><text:span text:style-name="T2">C’una volta<text:s/></text:span><text:span text:style-name="T3">gli procionni</text:span><text:span text:style-name="T4"><text:s/>vivo i</text:span><text:span text:style-name="T5">n a cita chi si chiama racoon land e una magnifca cita. Ma umano apparano. Distruggo la cita delle procionn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LENDI Lucas Pierre Joseph</meta:initial-creator>
    <dc:creator>MOLENDI Lucas Pierre Joseph</dc:creator>
    <meta:creation-date>2024-04-03T08:45:00Z</meta:creation-date>
    <dc:date>2024-04-03T08:51:00Z</dc:date>
    <meta:template xlink:href="Normal" xlink:type="simple"/>
    <meta:editing-cycles>1</meta:editing-cycles>
    <meta:editing-duration>PT360S</meta:editing-duration>
    <meta:document-statistic meta:page-count="1" meta:paragraph-count="1" meta:word-count="21" meta:character-count="140" meta:row-count="1" meta:non-whitespace-character-count="120"/>
  </office:meta>
</office:document-meta>
</file>